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table:number-columns-repeated="997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table:number-columns-repeated="998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table:number-columns-repeated="998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table:number-columns-repeated="998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table:number-columns-repeated="998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table:number-columns-repeated="998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table:number-columns-repeated="998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table:number-columns-repeated="998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table:number-columns-repeated="998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number-columns-repeated="998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999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table:number-columns-repeated="997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table:number-columns-repeated="998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table:number-columns-repeated="998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table:number-columns-repeated="998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table:number-columns-repeated="998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table:number-columns-repeated="998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table:number-columns-repeated="998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table:number-columns-repeated="998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table:number-columns-repeated="998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998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999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table:number-columns-repeated="997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table:number-columns-repeated="997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table:number-columns-repeated="998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table:number-columns-repeated="998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table:number-columns-repeated="998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table:number-columns-repeated="998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table:number-columns-repeated="998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table:number-columns-repeated="998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table:number-columns-repeated="998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table:number-columns-repeated="998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998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1000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1000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table:number-columns-repeated="997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table:number-columns-repeated="997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table:number-columns-repeated="998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table:number-columns-repeated="998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table:number-columns-repeated="998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table:number-columns-repeated="998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table:number-columns-repeated="998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table:number-columns-repeated="998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table:number-columns-repeated="998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table:number-columns-repeated="998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998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1001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0:52:48.212225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07T14:58:27.422986613</dc:date>
    <meta:editing-duration>P13DT1H54M24S</meta:editing-duration>
    <meta:editing-cycles>167</meta:editing-cycles>
    <meta:generator>LibreOffice/7.0.4.2$Linux_X86_64 LibreOffice_project/00$Build-2</meta:generator>
    <meta:document-statistic meta:table-count="6" meta:cell-count="160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